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60000029874716E1138A3CDA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722cm" svg:height="15.999cm" svg:x="1.155cm" svg:y="0.983cm">
          <draw:image xlink:href="Pictures/10000000000002B60000029874716E1138A3CDA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11-28T13:51:55</meta:creation-date>
    <dc:date>2024-07-29T16:41:28.215514054</dc:date>
    <meta:editing-cycles>31</meta:editing-cycles>
    <meta:editing-duration>PT1H23M54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